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RAYA ROQUE, DELF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UMPA CHIPA, FELIC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RAYA ROQUE, DELF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FRANCES ROJO (PAVIPOLLOS)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4780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34:4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